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53000000A6BFEE283F.eps" manifest:media-type="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01cm" svg:height="3.428cm" svg:x="0.939cm" svg:y="0.248cm">
          <draw:image xlink:href="Pictures/2000000200000153000000A6BFEE283F.eps" xlink:type="simple" xlink:show="embed" xlink:actuate="onLoad">
            <text:p/>
          </draw:image>
        </draw:frame>
        <draw:frame draw:style-name="gr2" draw:text-style-name="P2" draw:layer="layout" svg:width="0.937cm" svg:height="0.911cm" svg:x="5.269cm" svg:y="2.556cm">
          <draw:text-box>
            <text:p><text:span text:style-name="T1">(</text:span><text:span text:style-name="T2">ا</text:span><text:span text:style-name="T1">)</text:span></text:p>
          </draw:text-box>
        </draw:frame>
        <draw:frame draw:style-name="gr2" draw:text-style-name="P2" draw:layer="layout" svg:width="1.2cm" svg:height="0.911cm" svg:x="2.57cm" svg:y="2.452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3" draw:layer="layout" svg:width="0.501cm" svg:height="0.469cm" svg:x="1.181cm" svg:y="1.34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layer="layout" svg:width="0.501cm" svg:height="0.469cm" svg:x="4.318cm" svg:y="1.334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0.501cm" svg:height="0.469cm" svg:x="3.479cm" svg:y="1.65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layer="layout" svg:width="0.501cm" svg:height="0.469cm" svg:x="7.223cm" svg:y="1.954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0.502cm" svg:height="0.469cm" svg:x="3.467cm" svg:y="1.0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layer="layout" svg:width="0.502cm" svg:height="0.469cm" svg:x="7.248cm" svg:y="0.767cm">
          <draw:object xlink:href="./Object 6" xlink:type="simple" xlink:show="embed" xlink:actuate="onLoad"/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93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2-02T12:14:33</dc:date>
    <dc:creator>kkk </dc:creator>
    <meta:editing-duration>PT15H44M22S</meta:editing-duration>
    <meta:editing-cycles>72</meta:editing-cycles>
    <meta:generator>LibreOffice/3.3$Linux LibreOffice_project/330m19$Build-401</meta:generator>
    <meta:document-statistic meta:object-count="9"/>
  </office:meta>
</office:document-meta>
</file>

<file path=Object 1/content.xml><?xml version="1.0" encoding="utf-8"?>
<math xmlns="http://www.w3.org/1998/Math/MathML">
  <semantics>
    <mi>A</mi>
    <annotation encoding="StarMath 5.0">A</annotation>
  </semantics>
</math>
</file>

<file path=Object 2/content.xml><?xml version="1.0" encoding="utf-8"?>
<math xmlns="http://www.w3.org/1998/Math/MathML">
  <semantics>
    <mi>A</mi>
    <annotation encoding="StarMath 5.0">A</annotation>
  </semantics>
</math>
</file>

<file path=Object 3/content.xml><?xml version="1.0" encoding="utf-8"?>
<math xmlns="http://www.w3.org/1998/Math/MathML">
  <semantics>
    <mi>A</mi>
    <annotation encoding="StarMath 5.0">A</annotation>
  </semantics>
</math>
</file>

<file path=Object 4/content.xml><?xml version="1.0" encoding="utf-8"?>
<math xmlns="http://www.w3.org/1998/Math/MathML">
  <semantics>
    <mi>A</mi>
    <annotation encoding="StarMath 5.0">A</annotation>
  </semantics>
</math>
</file>

<file path=Object 5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

<file path=Object 6/content.xml><?xml version="1.0" encoding="utf-8"?>
<math xmlns="http://www.w3.org/1998/Math/MathML">
  <semantics>
    <mover accent="true">
      <mi>A</mi>
      <mo>¯</mo>
    </mover>
    <annotation encoding="StarMath 5.0">overline{A}</annotation>
  </semantics>
</math>
</file>